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8a1fe" officeooo:paragraph-rsid="00107a42"/>
    </style:style>
    <style:style style:name="P2" style:family="paragraph" style:parent-style-name="Standard">
      <style:text-properties fo:language="en" fo:country="US" officeooo:rsid="003a4d1b" officeooo:paragraph-rsid="00107a42"/>
    </style:style>
    <style:style style:name="P3" style:family="paragraph" style:parent-style-name="Standard">
      <style:text-properties fo:language="en" fo:country="US" officeooo:rsid="002cfe35" officeooo:paragraph-rsid="00107a42"/>
    </style:style>
    <style:style style:name="P4" style:family="paragraph" style:parent-style-name="Standard">
      <style:text-properties fo:language="en" fo:country="US" officeooo:rsid="003d0101" officeooo:paragraph-rsid="00107a42" style:font-size-asian="10.5pt"/>
    </style:style>
    <style:style style:name="P5" style:family="paragraph" style:parent-style-name="Standard">
      <style:text-properties fo:language="en" fo:country="US" officeooo:rsid="00137e1f" officeooo:paragraph-rsid="00137e1f" style:font-size-asian="10.5pt"/>
    </style:style>
    <style:style style:name="P6" style:family="paragraph" style:parent-style-name="Standard">
      <style:text-properties fo:language="en" fo:country="US" officeooo:rsid="003a4d1b" officeooo:paragraph-rsid="00107a42"/>
    </style:style>
    <style:style style:name="P7" style:family="paragraph" style:parent-style-name="Standard">
      <style:text-properties fo:language="en" fo:country="US" officeooo:rsid="003d0101" officeooo:paragraph-rsid="00107a42" style:font-size-asian="10.5pt"/>
    </style:style>
    <style:style style:name="P8" style:family="paragraph" style:parent-style-name="Text_20_body">
      <style:text-properties officeooo:paragraph-rsid="00157d2b"/>
    </style:style>
    <style:style style:name="P9" style:family="paragraph" style:parent-style-name="Heading_20_1">
      <style:text-properties fo:language="en" fo:country="US" officeooo:rsid="00122f95" officeooo:paragraph-rsid="00107a42" style:font-size-asian="10.5pt"/>
    </style:style>
    <style:style style:name="T1" style:family="text">
      <style:text-properties officeooo:rsid="006f3fb9"/>
    </style:style>
    <style:style style:name="T2" style:family="text">
      <style:text-properties officeooo:rsid="003baab6"/>
    </style:style>
    <style:style style:name="T3" style:family="text">
      <style:text-properties officeooo:rsid="003d41f9"/>
    </style:style>
    <style:style style:name="T4" style:family="text">
      <style:text-properties officeooo:rsid="00157d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ésumé de la thèse en français</text:h>
      <text:p text:style-name="Text_20_body">Le nombre de caractères ne doit pas être supérieur à 4000. <text:line-break/>Les résumés français et anglais doivent tenir tous deux en 4ème de couverture de votre manuscrit, et les résumés déposés ici doivent être identiques à ceux du manuscrit.</text:p>
      <text:p text:style-name="Text_20_body"/>
      <text:p text:style-name="Text_20_body"/>
      <text:p text:style-name="Text_20_body"/>
      <text:h text:style-name="Heading_20_1" text:outline-level="1">Résumé de la thèse en anglais</text:h>
      <text:p text:style-name="Text_20_body">Le nombre de caractères ne doit pas être supérieur à 4000. <text:line-break/>Les résumés français et anglais doivent tenir tous deux en 4ème de couverture de votre manuscrit, et les résumés déposés ici doivent être identiques à ceux du manuscrit.</text:p>
      <text:p text:style-name="Text_20_body"/>
      <text:p text:style-name="Text_20_body"/>
      <text:h text:style-name="Heading_20_1" text:outline-level="1">Résumé de thèse vulgarisé pour le grand public en français</text:h>
      <text:p text:style-name="P8">1000 caractères maximum ! <text:span text:style-name="T4">(12 lignes environt)</text:span><text:line-break/></text:p>
      <text:p text:style-name="Text_20_body"/>
      <text:h text:style-name="Heading_20_1" text:outline-level="1">Résumé de thèse vulgarisé pour le grand public en anglais</text:h>
      <text:p text:style-name="Text_20_body">1000 caractères maximum ! <text:span text:style-name="T4">(12 lignes environt)</text:span></text:p>
      <text:p text:style-name="Text_20_body"/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6:36:00.694980199</meta:creation-date>
    <dc:date>2017-11-10T11:43:02.246238308</dc:date>
    <meta:editing-duration>PT31M39S</meta:editing-duration>
    <meta:editing-cycles>6</meta:editing-cycles>
    <meta:generator>LibreOffice/5.1.6.2$Linux_X86_64 LibreOffice_project/10m0$Build-2</meta:generator>
    <dc:creator>'LUMINARI Nicola'</dc:creator>
    <meta:document-statistic meta:table-count="0" meta:image-count="0" meta:object-count="0" meta:page-count="1" meta:paragraph-count="8" meta:word-count="124" meta:character-count="725" meta:non-whitespace-character-count="606"/>
  </office:meta>
</office:document-meta>
</file>